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T1" style:family="text">
      <style:text-properties officeooo:rsid="001f518a"/>
    </style:style>
    <style:style style:name="T2" style:family="text">
      <style:text-properties officeooo:rsid="0021a3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VP ist die Abkürzung für "Minimum Viable Product". <text:span text:style-name="T1">Das ist eine kleine Version des Programms, die nur wichtigsten Funktionen enthält. Wir brauchen </text:span><text:span text:style-name="T2">das</text:span><text:span text:style-name="T1"> um Rückmeldung von Nutzer zu bekomme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30T13:34:20.448238800</meta:creation-date>
    <dc:date>2025-05-30T13:39:19.999960200</dc:date>
    <meta:editing-duration>PT5M</meta:editing-duration>
    <meta:editing-cycles>3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1" meta:word-count="29" meta:character-count="190" meta:non-whitespace-character-count="162"/>
  </office:meta>
</office:document-meta>
</file>